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4mm"/>
    </style:style>
    <style:style style:name="co2" style:family="table-column">
      <style:table-column-properties fo:break-before="auto" style:column-width="35.26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104.33mm"/>
    </style:style>
    <style:style style:name="ro1" style:family="table-row">
      <style:table-row-properties style:row-height="77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  <style:text-properties style:font-name="Ubuntu Mono"/>
    </style:style>
    <style:style style:name="ce3" style:family="table-cell" style:parent-style-name="Default">
      <style:table-cell-properties fo:background-color="#e6e64c" style:text-align-source="fix" style:repeat-content="false" fo:border="0.06pt solid #000000" style:rotation-angle="60"/>
      <style:paragraph-properties fo:text-align="center" fo:margin-left="0mm"/>
    </style:style>
    <style:style style:name="ce4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5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6" style:family="table-cell" style:parent-style-name="Default">
      <style:table-cell-properties fo:background-color="#e6e64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11" style:family="table-cell" style:parent-style-name="Default">
      <style:table-cell-properties fo:background-color="#e6e64c" style:text-align-source="fix" style:repeat-content="false" fo:border="0.06pt solid #000000" style:rotation-angle="60"/>
      <style:paragraph-properties fo:text-align="center" fo:margin-left="0mm"/>
      <style:text-properties fo:color="#800000" fo:font-weight="bold" style:font-weight-asian="bold" style:font-weight-complex="bold"/>
    </style:style>
    <style:style style:name="ce12" style:family="table-cell" style:parent-style-name="Default">
      <style:text-properties style:font-name="Ubuntu Mono"/>
    </style:style>
    <style:style style:name="ce13" style:family="table-cell" style:parent-style-name="Default">
      <style:table-cell-properties style:rotation-angle="60"/>
    </style:style>
    <style:style style:name="ce1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80" style:font-name="Ubuntu Mono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800080" style:font-name="Ubuntu Mono" fo:font-weight="bold" style:font-weight-asian="bold" style:font-weight-complex="bold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color="#800000" style:font-name="Ubuntu Mono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color="#2300dc" style:font-name="Ubuntu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mm"/>
      <style:text-properties fo:color="#800000" style:font-name="Ubuntu Mono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number-columns-repeated="2" table:default-cell-style-name="ce9"/>
        <table:table-column table:style-name="co3" table:default-cell-style-name="ce6"/>
        <table:table-column table:style-name="co3" table:number-columns-repeated="3" table:default-cell-style-name="ce9"/>
        <table:table-column table:style-name="co3" table:number-columns-repeated="2" table:default-cell-style-name="ce6"/>
        <table:table-column table:style-name="co3" table:number-columns-repeated="2" table:default-cell-style-name="ce9"/>
        <table:table-column table:style-name="co3" table:number-columns-repeated="2" table:default-cell-style-name="ce6"/>
        <table:table-column table:style-name="co3" table:number-columns-repeated="26" table:default-cell-style-name="ce9"/>
        <table:table-column table:style-name="co3" table:number-columns-repeated="2" table:default-cell-style-name="ce6"/>
        <table:table-column table:style-name="co3" table:number-columns-repeated="2" table:default-cell-style-name="ce9"/>
        <table:table-column table:style-name="co3" table:default-cell-style-name="ce6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74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Tarea:UT1-AE2D. Prueba práctica (II). Calificación definitiva</text:p>
          </table:table-cell>
          <table:table-cell table:style-name="ce7" office:value-type="string" calcext:value-type="string">
            <text:p>Cuestionario:UT1-AE1. Prueba de evaluación(II). Parte conceptos</text:p>
          </table:table-cell>
          <table:table-cell table:style-name="ce7" office:value-type="string" calcext:value-type="string">
            <text:p>Cuestionario:UT1-AE1. Recuperación. Prueba de evaluación(I)</text:p>
          </table:table-cell>
          <table:table-cell table:style-name="ce3" office:value-type="string" calcext:value-type="string">
            <text:p>Tarea:UT1-AE1D. Prueba de evaluación(I). Calificación definitiva</text:p>
          </table:table-cell>
          <table:table-cell table:style-name="ce7" office:value-type="string" calcext:value-type="string">
            <text:p>Cuestionario:UT1-AER2. Recuperación. Prueba de evaluación (II). Parte conceptos</text:p>
          </table:table-cell>
          <table:table-cell table:style-name="ce7" office:value-type="string" calcext:value-type="string">
            <text:p>Tarea:UT1-AE2. Prueba de evaluación (II). Parte práctica</text:p>
          </table:table-cell>
          <table:table-cell table:style-name="ce7" office:value-type="string" calcext:value-type="string">
            <text:p>Tarea:UT1-AER2. Recuperación. Prueba de evaluación (II). Parte práctica</text:p>
          </table:table-cell>
          <table:table-cell table:style-name="ce3" office:value-type="string" calcext:value-type="string">
            <text:p>Tarea:UT1-AE2D. Prueba de evaluación conceptos (II). Calificación definitiva</text:p>
          </table:table-cell>
          <table:table-cell table:style-name="ce3" office:value-type="string" calcext:value-type="string">
            <text:p>Cuestionario:UT2-AE1. Prueba teórica</text:p>
          </table:table-cell>
          <table:table-cell table:style-name="ce7" office:value-type="string" calcext:value-type="string">
            <text:p>Tarea:UT2-AE1D. Prueba teórica. Calificación definitiva</text:p>
          </table:table-cell>
          <table:table-cell table:style-name="ce7" office:value-type="string" calcext:value-type="string">
            <text:p>Cuestionario:UT1-AE1. Prueba de evaluación(I)</text:p>
          </table:table-cell>
          <table:table-cell table:style-name="ce3" office:value-type="string" calcext:value-type="string">
            <text:p>Tarea:UT2-AE2. Prueba teórico práctica 1/2</text:p>
          </table:table-cell>
          <table:table-cell table:style-name="ce3" office:value-type="string" calcext:value-type="string">
            <text:p>pruebas 1</text:p>
          </table:table-cell>
          <table:table-cell table:style-name="ce7" office:value-type="string" calcext:value-type="string">
            <text:p>Tarea:UT0-A3. Cualidades de un buen administrador de sistemas</text:p>
          </table:table-cell>
          <table:table-cell table:style-name="ce7" office:value-type="string" calcext:value-type="string">
            <text:p>Tarea:UT0-A2. Uso básico del equipo. Repaso</text:p>
          </table:table-cell>
          <table:table-cell table:style-name="ce7" office:value-type="string" calcext:value-type="string">
            <text:p>Tarea:UT1-A1. Características y componentes básicos de una red local - grupo 1</text:p>
          </table:table-cell>
          <table:table-cell table:style-name="ce7" office:value-type="string" calcext:value-type="string">
            <text:p>Tarea:UT0-A1. Uso básico del equipo.</text:p>
          </table:table-cell>
          <table:table-cell table:style-name="ce7" office:value-type="string" calcext:value-type="string">
            <text:p>Lección:UT1-A2. Lección. La comunicación de hoy en día</text:p>
          </table:table-cell>
          <table:table-cell table:style-name="ce7" office:value-type="string" calcext:value-type="string">
            <text:p>Tarea:UT1-A3. Mapa conceptual.Introducción a Freeplane</text:p>
          </table:table-cell>
          <table:table-cell table:style-name="ce7" office:value-type="string" calcext:value-type="string">
            <text:p>Tarea:UT1-A4. Mapa conceptual. Clasificación de las redes</text:p>
          </table:table-cell>
          <table:table-cell table:style-name="ce7" office:value-type="string" calcext:value-type="string">
            <text:p>Tarea:UT1-A5. Velocidad de transmisión de la información</text:p>
          </table:table-cell>
          <table:table-cell table:style-name="ce7" office:value-type="string" calcext:value-type="string">
            <text:p>Lección:UT1-A8. Lección. Arquitectura de redes</text:p>
          </table:table-cell>
          <table:table-cell table:style-name="ce7" office:value-type="string" calcext:value-type="string">
            <text:p>Tarea:UT1-A9. Mapa conceptual. El modelo de referencia OSI</text:p>
          </table:table-cell>
          <table:table-cell table:style-name="ce7" office:value-type="string" calcext:value-type="string">
            <text:p>Tarea:UT1-A10. Análisis de PDU con Wireshark</text:p>
          </table:table-cell>
          <table:table-cell table:style-name="ce7" office:value-type="string" calcext:value-type="string">
            <text:p>Tarea:UT2-A13. Elaboración de latiguillos, crimpado en parcheo y montaje de roseta</text:p>
          </table:table-cell>
          <table:table-cell table:style-name="ce7" office:value-type="string" calcext:value-type="string">
            <text:p>Tarea:UT2-A1. Esquema de la red del aula</text:p>
          </table:table-cell>
          <table:table-cell table:style-name="ce7" office:value-type="string" calcext:value-type="string">
            <text:p>Tarea:UT2-A11. Diseño físico de una red. Presupuesto</text:p>
          </table:table-cell>
          <table:table-cell table:style-name="ce7" office:value-type="string" calcext:value-type="string">
            <text:p>Lección:UT2-A3. Capa física, tipos de comunicación y medios físicos</text:p>
          </table:table-cell>
          <table:table-cell table:style-name="ce7" office:value-type="string" calcext:value-type="string">
            <text:p>Tarea:UT2-A7. Revisión del cumplimiento de la norma en proyecto de cableado estructurado</text:p>
          </table:table-cell>
          <table:table-cell table:style-name="ce7" office:value-type="string" calcext:value-type="string">
            <text:p>Tarea:UT2-A4. Redes Ethernet. Mapa conceptual</text:p>
          </table:table-cell>
          <table:table-cell table:style-name="ce7" office:value-type="string" calcext:value-type="string">
            <text:p>Tarea:UT2-A6. Normativa y estructura general de un sistema de cableado estructurado-g1</text:p>
          </table:table-cell>
          <table:table-cell table:style-name="ce7" office:value-type="string" calcext:value-type="string">
            <text:p>Tarea:UT2-A10. Proyecto técnico de cableado estructurado</text:p>
          </table:table-cell>
          <table:table-cell table:style-name="ce7" office:value-type="string" calcext:value-type="string">
            <text:p>Tarea:UT2-A8. Ejercicios. Dimensionado de un SCE</text:p>
          </table:table-cell>
          <table:table-cell table:style-name="ce7" office:value-type="string" calcext:value-type="string">
            <text:p>Tarea:UT2-A5. Preguntas. Capa física. Tipos de comunicación. Medios físicos y Redes Ethernet</text:p>
          </table:table-cell>
          <table:table-cell table:style-name="ce7" office:value-type="string" calcext:value-type="string">
            <text:p>Tarea:UT2-A12. Supuesto. Etiquetado SCE</text:p>
          </table:table-cell>
          <table:table-cell table:style-name="ce7" office:value-type="string" calcext:value-type="string">
            <text:p>Tarea:UT2-A9. Dimensionado de canalizaciones</text:p>
          </table:table-cell>
          <table:table-cell table:style-name="ce7" office:value-type="string" calcext:value-type="string">
            <text:p>Tarea:UT1-A6. Internet por satélite</text:p>
          </table:table-cell>
          <table:table-cell table:style-name="ce7" office:value-type="string" calcext:value-type="string">
            <text:p>Tarea:UT1-A7. Preguntas. Características generales de las redes locales (I)</text:p>
          </table:table-cell>
          <table:table-cell table:style-name="ce7" office:value-type="string" calcext:value-type="string">
            <text:p>Prácticas entregadas</text:p>
          </table:table-cell>
          <table:table-cell table:style-name="ce11" office:value-type="string" calcext:value-type="string">
            <text:p>% prácticas entregadas</text:p>
          </table:table-cell>
          <table:table-cell table:style-name="ce3" office:value-type="string" calcext:value-type="string">
            <text:p>prácticas 1</text:p>
          </table:table-cell>
          <table:table-cell table:style-name="ce7" office:value-type="string" calcext:value-type="string">
            <text:p>Tarea:Actitud general. 1º trimestre</text:p>
          </table:table-cell>
          <table:table-cell table:style-name="ce7" office:value-type="string" calcext:value-type="string">
            <text:p>Tarea:Wikicuaderno. 1º trimestre</text:p>
          </table:table-cell>
          <table:table-cell table:style-name="ce3" office:value-type="string" calcext:value-type="string">
            <text:p>participación - actitud 1</text:p>
          </table:table-cell>
          <table:table-cell table:style-name="ce7" office:value-type="string" calcext:value-type="string">
            <text:p>1ª evaluación</text:p>
          </table:table-cell>
          <table:table-cell table:style-name="ce13" table:number-columns-repeated="751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4" office:value-type="float" office:value="8" calcext:value-type="float">
            <text:p>8</text:p>
          </table:table-cell>
          <table:table-cell table:style-name="ce8" office:value-type="float" office:value="4.47" calcext:value-type="float">
            <text:p>4,47</text:p>
          </table:table-cell>
          <table:table-cell table:style-name="ce8" office:value-type="float" office:value="6.57" calcext:value-type="float">
            <text:p>6,57</text:p>
          </table:table-cell>
          <table:table-cell table:style-name="ce4" office:value-type="float" office:value="5.6" calcext:value-type="float">
            <text:p>5,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3.69" calcext:value-type="float">
            <text:p>3,6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93" calcext:value-type="float">
            <text:p>2,9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4" calcext:value-type="float">
            <text:p>4,2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.71" calcext:value-type="float">
            <text:p>5,7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5" table:formula="of:=([.AO2]/23)*100" office:value-type="float" office:value="69.5652173913043" calcext:value-type="float">
            <text:p>69,5652173913</text:p>
          </table:table-cell>
          <table:table-cell table:style-name="ce4" office:value-type="float" office:value="3.78" calcext:value-type="float">
            <text:p>3,7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5.5" calcext:value-type="float">
            <text:p>5,5</text:p>
          </table:table-cell>
          <table:table-cell table:style-name="ce12" office:value-type="float" office:value="4.29" calcext:value-type="float">
            <text:p>4,29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Victor Mariano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4 actividades UT2 sin entregar (UT2-A11)</text:p>
          </table:table-cell>
          <table:table-cell table:number-columns-repeated="747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Begazo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8.75" calcext:value-type="float">
            <text:p>8,75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7.6" calcext:value-type="float">
            <text:p>7,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4.81" calcext:value-type="float">
            <text:p>4,8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7" calcext:value-type="float">
            <text:p>7,5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5.77" calcext:value-type="float">
            <text:p>5,7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8" calcext:value-type="float">
            <text:p>8,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.4" calcext:value-type="float">
            <text:p>7,4</text:p>
          </table:table-cell>
          <table:table-cell table:style-name="ce8" office:value-type="float" office:value="15" calcext:value-type="float">
            <text:p>15</text:p>
          </table:table-cell>
          <table:table-cell table:style-name="ce5" table:formula="of:=([.AO3]/23)*100" office:value-type="float" office:value="65.2173913043478" calcext:value-type="float">
            <text:p>65,2173913043</text:p>
          </table:table-cell>
          <table:table-cell table:style-name="ce4" office:value-type="float" office:value="4.39" calcext:value-type="float">
            <text:p>4,3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6.5" calcext:value-type="float">
            <text:p>6,5</text:p>
          </table:table-cell>
          <table:table-cell table:style-name="ce12" office:value-type="float" office:value="5.3" calcext:value-type="float">
            <text:p>5,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3 actividades UT2 sin hacer</text:p>
          </table:table-cell>
          <table:table-cell table:number-columns-repeated="747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6.89" calcext:value-type="float">
            <text:p>6,89</text:p>
          </table:table-cell>
          <table:table-cell table:style-name="ce8" office:value-type="float" office:value="3.91" calcext:value-type="float">
            <text:p>3,91</text:p>
          </table:table-cell>
          <table:table-cell table:style-name="ce5" office:value-type="float" office:value="3.9" calcext:value-type="float">
            <text:p>3,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.7" calcext:value-type="float">
            <text:p>6,7</text:p>
          </table:table-cell>
          <table:table-cell table:style-name="ce5" office:value-type="float" office:value="2.92" calcext:value-type="float">
            <text:p>2,9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.89" calcext:value-type="float">
            <text:p>6,8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.7" calcext:value-type="float">
            <text:p>7,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5" table:formula="of:=([.AO4]/23)*100" office:value-type="float" office:value="69.5652173913043" calcext:value-type="float">
            <text:p>69,5652173913</text:p>
          </table:table-cell>
          <table:table-cell table:style-name="ce4" office:value-type="float" office:value="4.59" calcext:value-type="float">
            <text:p>4,59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float" office:value="4.47" calcext:value-type="float">
            <text:p>4,47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4 actividades UT2 sin entregar (UT2-A11)</text:p>
          </table:table-cell>
          <table:table-cell table:number-columns-repeated="747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6.03" calcext:value-type="float">
            <text:p>6,03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6.9" calcext:value-type="float">
            <text:p>6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69" calcext:value-type="float">
            <text:p>5,6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86" calcext:value-type="float">
            <text:p>6,86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6.59" calcext:value-type="float">
            <text:p>6,5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13" calcext:value-type="float">
            <text:p>8,13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8" calcext:value-type="float">
            <text:p>8,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formula="of:=([.AO5]/23)*100" office:value-type="float" office:value="100" calcext:value-type="float">
            <text:p>100</text:p>
          </table:table-cell>
          <table:table-cell table:style-name="ce4" office:value-type="float" office:value="8.55" calcext:value-type="float">
            <text:p>8,5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5" calcext:value-type="float">
            <text:p>9,5</text:p>
          </table:table-cell>
          <table:table-cell table:style-name="ce4" office:value-type="float" office:value="9.25" calcext:value-type="float">
            <text:p>9,25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style-name="ce2" office:value-type="string" calcext:value-type="string">
            <text:p>Daniel</text:p>
          </table:table-cell>
          <table:table-cell table:style-name="ce22" office:value-type="float" office:value="8" calcext:value-type="float">
            <text:p>8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23" calcext:value-type="float">
            <text:p>2,23</text:p>
          </table:table-cell>
          <table:table-cell table:style-name="ce5" office:value-type="float" office:value="2.2" calcext:value-type="float">
            <text:p>2,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8" calcext:value-type="float">
            <text:p>3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.64" calcext:value-type="float">
            <text:p>1,6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19" calcext:value-type="float">
            <text:p>7,1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4" table:formula="of:=([.AO6]/23)*100" office:value-type="float" office:value="82.6086956521739" calcext:value-type="float">
            <text:p>82,6086956522</text:p>
          </table:table-cell>
          <table:table-cell table:style-name="ce4" office:value-type="float" office:value="6.3" calcext:value-type="float">
            <text:p>6,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.5" calcext:value-type="float">
            <text:p>8,5</text:p>
          </table:table-cell>
          <table:table-cell table:style-name="ce4" office:value-type="float" office:value="6.25" calcext:value-type="float">
            <text:p>6,25</text:p>
          </table:table-cell>
          <table:table-cell table:style-name="ce12" office:value-type="float" office:value="4.66" calcext:value-type="float">
            <text:p>4,66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caymo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Néstor Daniel</text:p>
          </table:table-cell>
          <table:table-cell table:style-name="ce2" office:value-type="string" calcext:value-type="string">
            <text:p>Cervino Pére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.97" calcext:value-type="float">
            <text:p>2,97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.67" calcext:value-type="float">
            <text:p>0,6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.17" calcext:value-type="float">
            <text:p>4,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.75" calcext:value-type="float">
            <text:p>8,75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table:formula="of:=([.AO7]/23)*100" office:value-type="float" office:value="34.7826086956522" calcext:value-type="float">
            <text:p>34,7826086957</text:p>
          </table:table-cell>
          <table:table-cell table:style-name="ce4" office:value-type="float" office:value="2.22" calcext:value-type="float">
            <text:p>2,2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1.43" calcext:value-type="float">
            <text:p>1,43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string" calcext:value-type="string">
            <text:p>Néstor Daniel</text:p>
          </table:table-cell>
          <table:table-cell table:style-name="ce20" office:value-type="float" office:value="1" calcext:value-type="float">
            <text:p>1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Jose Aday</text:p>
          </table:table-cell>
          <table:table-cell table:style-name="ce2" office:value-type="string" calcext:value-type="string">
            <text:p>De La Fe Suáre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3.67" calcext:value-type="float">
            <text:p>3,6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3.29" calcext:value-type="float">
            <text:p>3,2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05" calcext:value-type="float">
            <text:p>2,0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63" calcext:value-type="float">
            <text:p>1,6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.9" calcext:value-type="float">
            <text:p>7,9</text:p>
          </table:table-cell>
          <table:table-cell table:style-name="ce8" office:value-type="float" office:value="9" calcext:value-type="float">
            <text:p>9</text:p>
          </table:table-cell>
          <table:table-cell table:style-name="ce5" table:formula="of:=([.AO8]/23)*100" office:value-type="float" office:value="39.1304347826087" calcext:value-type="float">
            <text:p>39,1304347826</text:p>
          </table:table-cell>
          <table:table-cell table:style-name="ce4" office:value-type="float" office:value="2.8" calcext:value-type="float">
            <text:p>2,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2.63" calcext:value-type="float">
            <text:p>2,63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string" calcext:value-type="string">
            <text:p>Jose Aday</text:p>
          </table:table-cell>
          <table:table-cell table:style-name="ce20" office:value-type="float" office:value="3" calcext:value-type="float">
            <text:p>3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.5" calcext:value-type="float">
            <text:p>3,5</text:p>
          </table:table-cell>
          <table:table-cell table:style-name="ce8" office:value-type="float" office:value="2.61" calcext:value-type="float">
            <text:p>2,61</text:p>
          </table:table-cell>
          <table:table-cell table:style-name="ce5" office:value-type="float" office:value="2.6" calcext:value-type="float">
            <text:p>2,6</text:p>
          </table:table-cell>
          <table:table-cell table:style-name="ce8" office:value-type="float" office:value="3.65" calcext:value-type="float">
            <text:p>3,6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4.35" calcext:value-type="float">
            <text:p>4,3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57" calcext:value-type="float">
            <text:p>1,5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21" calcext:value-type="float">
            <text:p>2,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5" table:formula="of:=([.AO9]/23)*100" office:value-type="float" office:value="21.7391304347826" calcext:value-type="float">
            <text:p>21,7391304348</text:p>
          </table:table-cell>
          <table:table-cell table:style-name="ce4" office:value-type="float" office:value="2.16" calcext:value-type="float">
            <text:p>2,1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float" office:value="2.35" calcext:value-type="float">
            <text:p>2,35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string" calcext:value-type="string">
            <text:p>Francisco Javier</text:p>
          </table:table-cell>
          <table:table-cell table:style-name="ce20" office:value-type="float" office:value="3" calcext:value-type="float">
            <text:p>3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Elvira Bolzoni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6.03" calcext:value-type="float">
            <text:p>6,03</text:p>
          </table:table-cell>
          <table:table-cell table:style-name="ce8" office:value-type="float" office:value="6.27" calcext:value-type="float">
            <text:p>6,27</text:p>
          </table:table-cell>
          <table:table-cell table:style-name="ce4" office:value-type="float" office:value="5.3" calcext:value-type="float">
            <text:p>5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5" calcext:value-type="float">
            <text:p>7,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.95" calcext:value-type="float">
            <text:p>4,95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7.54" calcext:value-type="float">
            <text:p>7,5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31" calcext:value-type="float">
            <text:p>5,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.7" calcext:value-type="float">
            <text:p>6,7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7.1" calcext:value-type="float">
            <text:p>7,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" table:formula="of:=([.AO10]/23)*100" office:value-type="float" office:value="91.304347826087" calcext:value-type="float">
            <text:p>91,3043478261</text:p>
          </table:table-cell>
          <table:table-cell table:style-name="ce4" office:value-type="float" office:value="6.38" calcext:value-type="float">
            <text:p>6,3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4" office:value-type="float" office:value="5.25" calcext:value-type="float">
            <text:p>5,25</text:p>
          </table:table-cell>
          <table:table-cell table:style-name="ce12" office:value-type="float" office:value="6.56" calcext:value-type="float">
            <text:p>6,56</text:p>
          </table:table-cell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Nacho</text:p>
          </table:table-cell>
          <table:table-cell table:style-name="ce21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.58" calcext:value-type="float">
            <text:p>4,58</text:p>
          </table:table-cell>
          <table:table-cell table:style-name="ce8" office:value-type="float" office:value="2.61" calcext:value-type="float">
            <text:p>2,61</text:p>
          </table:table-cell>
          <table:table-cell table:style-name="ce5" office:value-type="float" office:value="2.6" calcext:value-type="float">
            <text:p>2,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4.6" calcext:value-type="float">
            <text:p>4,6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6" calcext:value-type="float">
            <text:p>1,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table:formula="of:=([.AO11]/23)*100" office:value-type="float" office:value="34.7826086956522" calcext:value-type="float">
            <text:p>34,7826086957</text:p>
          </table:table-cell>
          <table:table-cell table:style-name="ce4" office:value-type="float" office:value="2.73" calcext:value-type="float">
            <text:p>2,7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.5" calcext:value-type="float">
            <text:p>7,5</text:p>
          </table:table-cell>
          <table:table-cell table:style-name="ce4" office:value-type="float" office:value="5.75" calcext:value-type="float">
            <text:p>5,75</text:p>
          </table:table-cell>
          <table:table-cell table:style-name="ce12" office:value-type="float" office:value="2.94" calcext:value-type="float">
            <text:p>2,94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string" calcext:value-type="string">
            <text:p>Sergio</text:p>
          </table:table-cell>
          <table:table-cell table:style-name="ce20" office:value-type="float" office:value="3" calcext:value-type="float">
            <text:p>3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Luis Fernando</text:p>
          </table:table-cell>
          <table:table-cell table:style-name="ce2" office:value-type="string" calcext:value-type="string">
            <text:p>Espín Jara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5" table:formula="of:=([.AO12]/23)*100" office:value-type="float" office:value="17.3913043478261" calcext:value-type="float">
            <text:p>17,3913043478</text:p>
          </table:table-cell>
          <table:table-cell table:style-name="ce4" office:value-type="float" office:value="1.19" calcext:value-type="float">
            <text:p>1,1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float" office:value="0.94" calcext:value-type="float">
            <text:p>0,94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string" calcext:value-type="string">
            <text:p>Luis Fernando</text:p>
          </table:table-cell>
          <table:table-cell table:style-name="ce20" office:value-type="float" office:value="1" calcext:value-type="float">
            <text:p>1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5.92" calcext:value-type="float">
            <text:p>5,92</text:p>
          </table:table-cell>
          <table:table-cell table:style-name="ce8" office:value-type="float" office:value="6.23" calcext:value-type="float">
            <text:p>6,23</text:p>
          </table:table-cell>
          <table:table-cell table:style-name="ce4" office:value-type="float" office:value="5.2" calcext:value-type="float">
            <text:p>5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5.83" calcext:value-type="float">
            <text:p>5,8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41" calcext:value-type="float">
            <text:p>3,41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7.1" calcext:value-type="float">
            <text:p>7,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86" calcext:value-type="float">
            <text:p>7,8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.5" calcext:value-type="float">
            <text:p>8,5</text:p>
          </table:table-cell>
          <table:table-cell table:style-name="ce8" office:value-type="float" office:value="8.13" calcext:value-type="float">
            <text:p>8,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" table:formula="of:=([.AO13]/23)*100" office:value-type="float" office:value="91.304347826087" calcext:value-type="float">
            <text:p>91,3043478261</text:p>
          </table:table-cell>
          <table:table-cell table:style-name="ce4" office:value-type="float" office:value="7.25" calcext:value-type="float">
            <text:p>7,2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5" calcext:value-type="float">
            <text:p>7,5</text:p>
          </table:table-cell>
          <table:table-cell table:style-name="ce4" office:value-type="float" office:value="8.25" calcext:value-type="float">
            <text:p>8,25</text:p>
          </table:table-cell>
          <table:table-cell table:style-name="ce12" office:value-type="float" office:value="7.39" calcext:value-type="float">
            <text:p>7,39</text:p>
          </table:table-cell>
          <table:table-cell table:style-name="ce15" office:value-type="float" office:value="7" calcext:value-type="float">
            <text:p>7</text:p>
          </table:table-cell>
          <table:table-cell table:style-name="ce2" office:value-type="string" calcext:value-type="string">
            <text:p>Iván</text:p>
          </table:table-cell>
          <table:table-cell table:style-name="ce22" office:value-type="float" office:value="7" calcext:value-type="float">
            <text:p>7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6.31" calcext:value-type="float">
            <text:p>6,31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9.6" calcext:value-type="float">
            <text:p>9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8.19" calcext:value-type="float">
            <text:p>8,1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64" calcext:value-type="float">
            <text:p>9,64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8.53" calcext:value-type="float">
            <text:p>8,5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.5" calcext:value-type="float">
            <text:p>9,5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9.38" calcext:value-type="float">
            <text:p>9,3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.8" calcext:value-type="float">
            <text:p>9,8</text:p>
          </table:table-cell>
          <table:table-cell table:style-name="ce8" office:value-type="float" office:value="20" calcext:value-type="float">
            <text:p>20</text:p>
          </table:table-cell>
          <table:table-cell table:style-name="ce4" table:formula="of:=([.AO14]/23)*100" office:value-type="float" office:value="86.9565217391304" calcext:value-type="float">
            <text:p>86,9565217391</text:p>
          </table:table-cell>
          <table:table-cell table:style-name="ce4" office:value-type="float" office:value="8.18" calcext:value-type="float">
            <text:p>8,1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8.46" calcext:value-type="float">
            <text:p>8,46</text:p>
          </table:table-cell>
          <table:table-cell table:style-name="ce15" office:value-type="float" office:value="8" calcext:value-type="float">
            <text:p>8</text:p>
          </table:table-cell>
          <table:table-cell table:style-name="ce2" office:value-type="string" calcext:value-type="string">
            <text:p>Nehemías Rubén</text:p>
          </table:table-cell>
          <table:table-cell table:style-name="ce22" office:value-type="float" office:value="8" calcext:value-type="float">
            <text:p>8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García Gutiérrez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formula="of:=([.AO15]/23)*100" office:value-type="float" office:value="8.69565217391304" calcext:value-type="float">
            <text:p>8,6956521739</text:p>
          </table:table-cell>
          <table:table-cell table:style-name="ce4" office:value-type="float" office:value="0.58" calcext:value-type="float">
            <text:p>0,5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.5" calcext:value-type="float">
            <text:p>0,5</text:p>
          </table:table-cell>
          <table:table-cell table:style-name="ce12" office:value-type="float" office:value="0.36" calcext:value-type="float">
            <text:p>0,36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string" calcext:value-type="string">
            <text:p>Samuel</text:p>
          </table:table-cell>
          <table:table-cell table:style-name="ce20" office:value-type="float" office:value="1" calcext:value-type="float">
            <text:p>1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4.81" calcext:value-type="float">
            <text:p>4,81</text:p>
          </table:table-cell>
          <table:table-cell table:style-name="ce8" office:value-type="float" office:value="1.8" calcext:value-type="float">
            <text:p>1,8</text:p>
          </table:table-cell>
          <table:table-cell table:style-name="ce5" office:value-type="float" office:value="1.8" calcext:value-type="float">
            <text:p>1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3.55" calcext:value-type="float">
            <text:p>3,5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05" calcext:value-type="float">
            <text:p>1,05</text:p>
          </table:table-cell>
          <table:table-cell table:style-name="ce5" office:value-type="float" office:value="4.2" calcext:value-type="float">
            <text:p>4,2</text:p>
          </table:table-cell>
          <table:table-cell table:style-name="ce4" office:value-type="float" office:value="4.08" calcext:value-type="float">
            <text:p>4,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.33" calcext:value-type="float">
            <text:p>3,33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.63" calcext:value-type="float">
            <text:p>5,63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formula="of:=([.AO16]/23)*100" office:value-type="float" office:value="100" calcext:value-type="float">
            <text:p>100</text:p>
          </table:table-cell>
          <table:table-cell table:style-name="ce4" office:value-type="float" office:value="7.01" calcext:value-type="float">
            <text:p>7,0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float" office:value="6.18" calcext:value-type="float">
            <text:p>6,1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5.72" calcext:value-type="float">
            <text:p>5,72</text:p>
          </table:table-cell>
          <table:table-cell table:style-name="ce8" office:value-type="float" office:value="7.09" calcext:value-type="float">
            <text:p>7,09</text:p>
          </table:table-cell>
          <table:table-cell table:style-name="ce4" office:value-type="float" office:value="6.1" calcext:value-type="float">
            <text:p>6,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.7" calcext:value-type="float">
            <text:p>5,7</text:p>
          </table:table-cell>
          <table:table-cell table:style-name="ce5" office:value-type="float" office:value="4.31" calcext:value-type="float">
            <text:p>4,3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3" calcext:value-type="float">
            <text:p>2,43</text:p>
          </table:table-cell>
          <table:table-cell table:style-name="ce5" office:value-type="float" office:value="2.5" calcext:value-type="float">
            <text:p>2,5</text:p>
          </table:table-cell>
          <table:table-cell table:style-name="ce4" office:value-type="float" office:value="4.7" calcext:value-type="float">
            <text:p>4,7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5" table:formula="of:=([.AO17]/23)*100" office:value-type="float" office:value="65.2173913043478" calcext:value-type="float">
            <text:p>65,2173913043</text:p>
          </table:table-cell>
          <table:table-cell table:style-name="ce4" office:value-type="float" office:value="2.81" calcext:value-type="float">
            <text:p>2,81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float" office:value="4.11" calcext:value-type="float">
            <text:p>4,11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Michel Jesús</text:p>
          </table:table-cell>
          <table:table-cell table:style-name="ce2" office:value-type="string" calcext:value-type="string">
            <text:p>Guillén Quesada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.07" calcext:value-type="float">
            <text:p>2,07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1.1" calcext:value-type="float">
            <text:p>1,1</text:p>
          </table:table-cell>
          <table:table-cell table:style-name="ce8" office:value-type="float" office:value="6.17" calcext:value-type="float">
            <text:p>6,1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09" calcext:value-type="float">
            <text:p>1,0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4" calcext:value-type="float">
            <text:p>1,4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4.38" calcext:value-type="float">
            <text:p>4,3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5" table:formula="of:=([.AO18]/23)*100" office:value-type="float" office:value="39.1304347826087" calcext:value-type="float">
            <text:p>39,1304347826</text:p>
          </table:table-cell>
          <table:table-cell table:style-name="ce4" office:value-type="float" office:value="2.39" calcext:value-type="float">
            <text:p>2,3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2.36" calcext:value-type="float">
            <text:p>2,36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string" calcext:value-type="string">
            <text:p>Michel Jesús</text:p>
          </table:table-cell>
          <table:table-cell table:style-name="ce20" office:value-type="float" office:value="3" calcext:value-type="float">
            <text:p>3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Antonio Manuel</text:p>
          </table:table-cell>
          <table:table-cell table:style-name="ce2" office:value-type="string" calcext:value-type="string">
            <text:p>Marrero Pérez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6.86" calcext:value-type="float">
            <text:p>6,86</text:p>
          </table:table-cell>
          <table:table-cell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2" calcext:value-type="float">
            <text:p>7,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.13" calcext:value-type="float">
            <text:p>8,1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table:formula="of:=([.AO19]/23)*100" office:value-type="float" office:value="30.4347826086957" calcext:value-type="float">
            <text:p>30,4347826087</text:p>
          </table:table-cell>
          <table:table-cell table:style-name="ce4" office:value-type="float" office:value="1.48" calcext:value-type="float">
            <text:p>1,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.5" calcext:value-type="float">
            <text:p>0,5</text:p>
          </table:table-cell>
          <table:table-cell table:style-name="ce12" office:value-type="float" office:value="0.77" calcext:value-type="float">
            <text:p>0,77</text:p>
          </table:table-cell>
          <table:table-cell table:style-name="ce16" office:value-type="float" office:value="1" calcext:value-type="float">
            <text:p>1</text:p>
          </table:table-cell>
          <table:table-cell table:style-name="ce2" office:value-type="string" calcext:value-type="string">
            <text:p>Antonio Manuel</text:p>
          </table:table-cell>
          <table:table-cell table:style-name="ce20" office:value-type="float" office:value="1" calcext:value-type="float">
            <text:p>1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Jesús Manuel</text:p>
          </table:table-cell>
          <table:table-cell table:style-name="ce2" office:value-type="string" calcext:value-type="string">
            <text:p>Martín Acosta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.35" calcext:value-type="float">
            <text:p>2,35</text:p>
          </table:table-cell>
          <table:table-cell table:style-name="ce8" office:value-type="float" office:value="2.8" calcext:value-type="float">
            <text:p>2,8</text:p>
          </table:table-cell>
          <table:table-cell table:style-name="ce5" office:value-type="float" office:value="2.8" calcext:value-type="float">
            <text:p>2,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5" office:value-type="float" office:value="2.4" calcext:value-type="float">
            <text:p>2,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16" calcext:value-type="float">
            <text:p>1,16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table:formula="of:=([.AO20]/23)*100" office:value-type="float" office:value="30.4347826086957" calcext:value-type="float">
            <text:p>30,4347826087</text:p>
          </table:table-cell>
          <table:table-cell table:style-name="ce4" office:value-type="float" office:value="1.82" calcext:value-type="float">
            <text:p>1,8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1.42" calcext:value-type="float">
            <text:p>1,42</text:p>
          </table:table-cell>
          <table:table-cell table:style-name="ce16" office:value-type="float" office:value="2" calcext:value-type="float">
            <text:p>2</text:p>
          </table:table-cell>
          <table:table-cell table:style-name="ce2" office:value-type="string" calcext:value-type="string">
            <text:p>Jesús Manuel</text:p>
          </table:table-cell>
          <table:table-cell table:style-name="ce20" office:value-type="float" office:value="2" calcext:value-type="float">
            <text:p>2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.32" calcext:value-type="float">
            <text:p>3,32</text:p>
          </table:table-cell>
          <table:table-cell table:style-name="ce5" office:value-type="float" office:value="3.3" calcext:value-type="float">
            <text:p>3,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65" calcext:value-type="float">
            <text:p>4,6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1" calcext:value-type="float">
            <text:p>2,4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08" calcext:value-type="float">
            <text:p>3,0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.88" calcext:value-type="float">
            <text:p>6,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.4" calcext:value-type="float">
            <text:p>6,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5" table:formula="of:=([.AO21]/23)*100" office:value-type="float" office:value="69.5652173913043" calcext:value-type="float">
            <text:p>69,5652173913</text:p>
          </table:table-cell>
          <table:table-cell table:style-name="ce4" office:value-type="float" office:value="4.55" calcext:value-type="float">
            <text:p>4,5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5.5" calcext:value-type="float">
            <text:p>5,5</text:p>
          </table:table-cell>
          <table:table-cell table:style-name="ce12" office:value-type="float" office:value="4.23" calcext:value-type="float">
            <text:p>4,2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ístides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4 actividades UT2 sin entregar</text:p>
          </table:table-cell>
          <table:table-cell table:number-columns-repeated="747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5.36" calcext:value-type="float">
            <text:p>5,36</text:p>
          </table:table-cell>
          <table:table-cell table:style-name="ce8" office:value-type="float" office:value="5.32" calcext:value-type="float">
            <text:p>5,32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5.4" calcext:value-type="float">
            <text:p>5,4</text:p>
          </table:table-cell>
          <table:table-cell table:style-name="ce5" office:value-type="float" office:value="3.06" calcext:value-type="float">
            <text:p>3,0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45" calcext:value-type="float">
            <text:p>2,45</text:p>
          </table:table-cell>
          <table:table-cell table:style-name="ce5" office:value-type="float" office:value="3.3" calcext:value-type="float">
            <text:p>3,3</text:p>
          </table:table-cell>
          <table:table-cell table:style-name="ce4" office:value-type="float" office:value="4.98" calcext:value-type="float">
            <text:p>4,9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8.57" calcext:value-type="float">
            <text:p>8,57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.75" calcext:value-type="float">
            <text:p>8,75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4" table:formula="of:=([.AO22]/23)*100" office:value-type="float" office:value="78.2608695652174" calcext:value-type="float">
            <text:p>78,2608695652</text:p>
          </table:table-cell>
          <table:table-cell table:style-name="ce4" office:value-type="float" office:value="6.02" calcext:value-type="float">
            <text:p>6,0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.5" calcext:value-type="float">
            <text:p>7,5</text:p>
          </table:table-cell>
          <table:table-cell table:style-name="ce4" office:value-type="float" office:value="5.75" calcext:value-type="float">
            <text:p>5,75</text:p>
          </table:table-cell>
          <table:table-cell table:style-name="ce12" office:value-type="float" office:value="5.6" calcext:value-type="float">
            <text:p>5,6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Marcos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9.56" calcext:value-type="float">
            <text:p>9,56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6.7" calcext:value-type="float">
            <text:p>6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7.9" calcext:value-type="float">
            <text:p>7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.68" calcext:value-type="float">
            <text:p>6,6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95" calcext:value-type="float">
            <text:p>7,95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57" calcext:value-type="float">
            <text:p>8,57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8.44" calcext:value-type="float">
            <text:p>8,4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9.4" calcext:value-type="float">
            <text:p>9,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formula="of:=([.AO23]/23)*100" office:value-type="float" office:value="100" calcext:value-type="float">
            <text:p>100</text:p>
          </table:table-cell>
          <table:table-cell table:style-name="ce4" office:value-type="float" office:value="8.78" calcext:value-type="float">
            <text:p>8,78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float" office:value="8.53" calcext:value-type="float">
            <text:p>8,53</text:p>
          </table:table-cell>
          <table:table-cell table:style-name="ce15" office:value-type="float" office:value="9" calcext:value-type="float">
            <text:p>9</text:p>
          </table:table-cell>
          <table:table-cell table:style-name="ce2" office:value-type="string" calcext:value-type="string">
            <text:p>Fernando Francisco</text:p>
          </table:table-cell>
          <table:table-cell table:style-name="ce22" office:value-type="float" office:value="9" calcext:value-type="float">
            <text:p>9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4.64" calcext:value-type="float">
            <text:p>4,64</text:p>
          </table:table-cell>
          <table:table-cell table:style-name="ce8" office:value-type="float" office:value="2.07" calcext:value-type="float">
            <text:p>2,07</text:p>
          </table:table-cell>
          <table:table-cell table:style-name="ce5" office:value-type="float" office:value="2.8" calcext:value-type="float">
            <text:p>2,8</text:p>
          </table:table-cell>
          <table:table-cell table:style-name="ce8" office:value-type="float" office:value="6.23" calcext:value-type="float">
            <text:p>6,2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4.9" calcext:value-type="float">
            <text:p>4,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77" calcext:value-type="float">
            <text:p>2,7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4.53" calcext:value-type="float">
            <text:p>4,53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.67" calcext:value-type="float">
            <text:p>6,6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63" calcext:value-type="float">
            <text:p>5,6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4" table:formula="of:=([.AO24]/23)*100" office:value-type="float" office:value="82.6086956521739" calcext:value-type="float">
            <text:p>82,6086956522</text:p>
          </table:table-cell>
          <table:table-cell table:style-name="ce4" office:value-type="float" office:value="5.08" calcext:value-type="float">
            <text:p>5,0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.5" calcext:value-type="float">
            <text:p>8,5</text:p>
          </table:table-cell>
          <table:table-cell table:style-name="ce4" office:value-type="float" office:value="7.75" calcext:value-type="float">
            <text:p>7,75</text:p>
          </table:table-cell>
          <table:table-cell table:style-name="ce12" office:value-type="float" office:value="5.42" calcext:value-type="float">
            <text:p>5,42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Aythami José</text:p>
          </table:table-cell>
          <table:table-cell table:style-name="ce2" office:value-type="string" calcext:value-type="string">
            <text:p>Ramón De Andrés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55" calcext:value-type="float">
            <text:p>2,55</text:p>
          </table:table-cell>
          <table:table-cell table:style-name="ce5" office:value-type="float" office:value="2.6" calcext:value-type="float">
            <text:p>2,6</text:p>
          </table:table-cell>
          <table:table-cell table:style-name="ce8" office:value-type="float" office:value="4.4" calcext:value-type="float">
            <text:p>4,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5" office:value-type="float" office:value="4.4" calcext:value-type="float">
            <text:p>4,4</text:p>
          </table:table-cell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4" calcext:value-type="float">
            <text:p>1,6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56" calcext:value-type="float">
            <text:p>1,5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table:formula="of:=([.AO25]/23)*100" office:value-type="float" office:value="34.7826086956522" calcext:value-type="float">
            <text:p>34,7826086957</text:p>
          </table:table-cell>
          <table:table-cell table:style-name="ce4" office:value-type="float" office:value="2.07" calcext:value-type="float">
            <text:p>2,0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5.5" calcext:value-type="float">
            <text:p>5,5</text:p>
          </table:table-cell>
          <table:table-cell table:style-name="ce12" office:value-type="float" office:value="2.57" calcext:value-type="float">
            <text:p>2,57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string" calcext:value-type="string">
            <text:p>Aythami José</text:p>
          </table:table-cell>
          <table:table-cell table:style-name="ce20" office:value-type="float" office:value="3" calcext:value-type="float">
            <text:p>3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6.56" calcext:value-type="float">
            <text:p>6,56</text:p>
          </table:table-cell>
          <table:table-cell table:style-name="ce8" office:value-type="float" office:value="2.27" calcext:value-type="float">
            <text:p>2,27</text:p>
          </table:table-cell>
          <table:table-cell table:style-name="ce5" office:value-type="float" office:value="2.3" calcext:value-type="float">
            <text:p>2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6.6" calcext:value-type="float">
            <text:p>6,6</text:p>
          </table:table-cell>
          <table:table-cell table:style-name="ce5" office:value-type="float" office:value="2.87" calcext:value-type="float">
            <text:p>2,8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82" calcext:value-type="float">
            <text:p>1,82</text:p>
          </table:table-cell>
          <table:table-cell table:style-name="ce5" office:value-type="float" office:value="4.2" calcext:value-type="float">
            <text:p>4,2</text:p>
          </table:table-cell>
          <table:table-cell table:style-name="ce4" office:value-type="float" office:value="3.83" calcext:value-type="float">
            <text:p>3,8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.75" calcext:value-type="float">
            <text:p>8,7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.6" calcext:value-type="float">
            <text:p>9,6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22" calcext:value-type="float">
            <text:p>22</text:p>
          </table:table-cell>
          <table:table-cell table:style-name="ce4" table:formula="of:=([.AO26]/23)*100" office:value-type="float" office:value="95.6521739130435" calcext:value-type="float">
            <text:p>95,652173913</text:p>
          </table:table-cell>
          <table:table-cell table:style-name="ce4" office:value-type="float" office:value="7.04" calcext:value-type="float">
            <text:p>7,0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.5" calcext:value-type="float">
            <text:p>8,5</text:p>
          </table:table-cell>
          <table:table-cell table:style-name="ce4" office:value-type="float" office:value="7.75" calcext:value-type="float">
            <text:p>7,75</text:p>
          </table:table-cell>
          <table:table-cell table:style-name="ce12" office:value-type="float" office:value="6.06" calcext:value-type="float">
            <text:p>6,06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Juan Manuel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Ruano Jimén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5.63" calcext:value-type="float">
            <text:p>5,63</text:p>
          </table:table-cell>
          <table:table-cell table:style-name="ce8" office:value-type="float" office:value="2.68" calcext:value-type="float">
            <text:p>2,68</text:p>
          </table:table-cell>
          <table:table-cell table:style-name="ce5" office:value-type="float" office:value="3.6" calcext:value-type="float">
            <text:p>3,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5.6" calcext:value-type="float">
            <text:p>5,6</text:p>
          </table:table-cell>
          <table:table-cell table:style-name="ce5" office:value-type="float" office:value="3.19" calcext:value-type="float">
            <text:p>3,1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57" calcext:value-type="float">
            <text:p>3,5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.98" calcext:value-type="float">
            <text:p>4,9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.05" calcext:value-type="float">
            <text:p>9,0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.88" calcext:value-type="float">
            <text:p>6,88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" table:formula="of:=([.AO27]/23)*100" office:value-type="float" office:value="91.304347826087" calcext:value-type="float">
            <text:p>91,3043478261</text:p>
          </table:table-cell>
          <table:table-cell table:style-name="ce4" office:value-type="float" office:value="6.02" calcext:value-type="float">
            <text:p>6,0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.5" calcext:value-type="float">
            <text:p>7,5</text:p>
          </table:table-cell>
          <table:table-cell table:style-name="ce12" office:value-type="float" office:value="5.95" calcext:value-type="float">
            <text:p>5,9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.61" calcext:value-type="float">
            <text:p>3,61</text:p>
          </table:table-cell>
          <table:table-cell table:style-name="ce8" office:value-type="float" office:value="2.61" calcext:value-type="float">
            <text:p>2,61</text:p>
          </table:table-cell>
          <table:table-cell table:style-name="ce5" office:value-type="float" office:value="2.6" calcext:value-type="float">
            <text:p>2,6</text:p>
          </table:table-cell>
          <table:table-cell table:style-name="ce8" office:value-type="float" office:value="6.07" calcext:value-type="float">
            <text:p>6,0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6.62" calcext:value-type="float">
            <text:p>6,6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.36" calcext:value-type="float">
            <text:p>2,3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88" calcext:value-type="float">
            <text:p>2,8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.2" calcext:value-type="float">
            <text:p>7,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8.13" calcext:value-type="float">
            <text:p>8,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5" table:formula="of:=([.AO28]/23)*100" office:value-type="float" office:value="56.5217391304348" calcext:value-type="float">
            <text:p>56,5217391304</text:p>
          </table:table-cell>
          <table:table-cell table:style-name="ce4" office:value-type="float" office:value="4.01" calcext:value-type="float">
            <text:p>4,0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float" office:value="3.81" calcext:value-type="float">
            <text:p>3,81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Héctor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5.19" calcext:value-type="float">
            <text:p>5,1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5.8" calcext:value-type="float">
            <text:p>5,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41" calcext:value-type="float">
            <text:p>5,4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.8" calcext:value-type="float">
            <text:p>5,8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6.88" calcext:value-type="float">
            <text:p>6,8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.1" calcext:value-type="float">
            <text:p>9,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9.38" calcext:value-type="float">
            <text:p>9,3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.4" calcext:value-type="float">
            <text:p>6,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4" calcext:value-type="float">
            <text:p>9,4</text:p>
          </table:table-cell>
          <table:table-cell table:number-columns-repeated="3" table:style-name="ce8" office:value-type="float" office:value="9" calcext:value-type="float">
            <text:p>9</text:p>
          </table:table-cell>
          <table:table-cell table:style-name="ce8" office:value-type="float" office:value="9.5" calcext:value-type="float">
            <text:p>9,5</text:p>
          </table:table-cell>
          <table:table-cell table:style-name="ce8" office:value-type="float" office:value="23" calcext:value-type="float">
            <text:p>23</text:p>
          </table:table-cell>
          <table:table-cell table:style-name="ce4" table:formula="of:=([.AO29]/23)*100" office:value-type="float" office:value="100" calcext:value-type="float">
            <text:p>100</text:p>
          </table:table-cell>
          <table:table-cell table:style-name="ce4" office:value-type="float" office:value="8.98" calcext:value-type="float">
            <text:p>8,9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5" calcext:value-type="float">
            <text:p>7,5</text:p>
          </table:table-cell>
          <table:table-cell table:style-name="ce4" office:value-type="float" office:value="8.25" calcext:value-type="float">
            <text:p>8,25</text:p>
          </table:table-cell>
          <table:table-cell table:style-name="ce12" office:value-type="float" office:value="8.1" calcext:value-type="float">
            <text:p>8,1</text:p>
          </table:table-cell>
          <table:table-cell table:style-name="ce17" office:value-type="float" office:value="8" calcext:value-type="float">
            <text:p>8</text:p>
          </table:table-cell>
          <table:table-cell table:style-name="ce2" office:value-type="string" calcext:value-type="string">
            <text:p>Emmanuel</text:p>
          </table:table-cell>
          <table:table-cell table:style-name="ce22" office:value-type="float" office:value="7" calcext:value-type="float">
            <text:p>7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7.97" calcext:value-type="float">
            <text:p>7,97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7.8" calcext:value-type="float">
            <text:p>7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82" calcext:value-type="float">
            <text:p>6,8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.82" calcext:value-type="float">
            <text:p>7,8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55" calcext:value-type="float">
            <text:p>7,5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.76" calcext:value-type="float">
            <text:p>6,7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8.8" calcext:value-type="float">
            <text:p>8,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9.3" calcext:value-type="float">
            <text:p>9,3</text:p>
          </table:table-cell>
          <table:table-cell table:style-name="ce8" office:value-type="float" office:value="21" calcext:value-type="float">
            <text:p>21</text:p>
          </table:table-cell>
          <table:table-cell table:style-name="ce4" table:formula="of:=([.AO30]/23)*100" office:value-type="float" office:value="91.304347826087" calcext:value-type="float">
            <text:p>91,3043478261</text:p>
          </table:table-cell>
          <table:table-cell table:style-name="ce4" office:value-type="float" office:value="7.59" calcext:value-type="float">
            <text:p>7,59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.5" calcext:value-type="float">
            <text:p>7,5</text:p>
          </table:table-cell>
          <table:table-cell table:style-name="ce4" office:value-type="float" office:value="8.25" calcext:value-type="float">
            <text:p>8,25</text:p>
          </table:table-cell>
          <table:table-cell table:style-name="ce12" office:value-type="float" office:value="7.71" calcext:value-type="float">
            <text:p>7,71</text:p>
          </table:table-cell>
          <table:table-cell table:style-name="ce15" office:value-type="float" office:value="8" calcext:value-type="float">
            <text:p>8</text:p>
          </table:table-cell>
          <table:table-cell table:style-name="ce2" office:value-type="string" calcext:value-type="string">
            <text:p>Rickard Guillermo</text:p>
          </table:table-cell>
          <table:table-cell table:style-name="ce22" office:value-type="float" office:value="8" calcext:value-type="float">
            <text:p>8</text:p>
          </table:table-cell>
          <table:table-cell table:style-name="ce2"/>
          <table:table-cell table:number-columns-repeated="747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1.45" calcext:value-type="float">
            <text:p>1,45</text:p>
          </table:table-cell>
          <table:table-cell table:style-name="ce5" office:value-type="float" office:value="3.7" calcext:value-type="float">
            <text:p>3,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4" office:value-type="float" office:value="5.5" calcext:value-type="float">
            <text:p>5,5</text:p>
          </table:table-cell>
          <table:table-cell table:style-name="ce5" office:value-type="float" office:value="3.61" calcext:value-type="float">
            <text:p>3,6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.68" calcext:value-type="float">
            <text:p>3,68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42" calcext:value-type="float">
            <text:p>4,4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1" calcext:value-type="float">
            <text:p>8,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.5" calcext:value-type="float">
            <text:p>8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.13" calcext:value-type="float">
            <text:p>8,1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.4" calcext:value-type="float">
            <text:p>6,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style-name="ce4" table:formula="of:=([.AO31]/23)*100" office:value-type="float" office:value="78.2608695652174" calcext:value-type="float">
            <text:p>78,2608695652</text:p>
          </table:table-cell>
          <table:table-cell table:style-name="ce4" office:value-type="float" office:value="5.75" calcext:value-type="float">
            <text:p>5,7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.5" calcext:value-type="float">
            <text:p>8,5</text:p>
          </table:table-cell>
          <table:table-cell table:style-name="ce4" office:value-type="float" office:value="7.25" calcext:value-type="float">
            <text:p>7,25</text:p>
          </table:table-cell>
          <table:table-cell table:style-name="ce12" office:value-type="float" office:value="5.58" calcext:value-type="float">
            <text:p>5,58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Abraham</text:p>
          </table:table-cell>
          <table:table-cell table:style-name="ce20" office:value-type="float" office:value="4" calcext:value-type="float">
            <text:p>4</text:p>
          </table:table-cell>
          <table:table-cell table:style-name="ce2"/>
          <table:table-cell table:number-columns-repeated="747"/>
        </table:table-row>
        <table:table-row table:style-name="ro2">
          <table:table-cell table:number-columns-repeated="47"/>
          <table:table-cell table:style-name="ce19"/>
          <table:table-cell table:number-columns-repeated="750"/>
        </table:table-row>
        <table:table-row table:style-name="ro2" table:number-rows-repeated="1048543">
          <table:table-cell table:number-columns-repeated="798"/>
        </table:table-row>
        <table:table-row table:style-name="ro2">
          <table:table-cell table:number-columns-repeated="7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15">00/00/0000</text:date>, <text:time style:data-style-name="N2" text:time-value="20:03:57.73818219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Iván Chillón Garcí­a</meta:initial-creator>
    <meta:creation-date>2015-12-12T16:04:03</meta:creation-date>
    <dc:date>2015-12-15T23:59:49.535889600</dc:date>
    <dc:creator>ivan </dc:creator>
    <meta:editing-duration>PT5H23M47S</meta:editing-duration>
    <meta:editing-cycles>5</meta:editing-cycles>
    <meta:document-statistic meta:table-count="1" meta:cell-count="1551" meta:object-count="0"/>
  </office:meta>
</office:document-meta>
</file>